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in" fo:margin-left="1.9285in" table:align="left"/>
    </style:style>
    <style:style style:name="Table1.A" style:family="table-column">
      <style:table-column-properties style:column-width="1.4208in"/>
    </style:style>
    <style:style style:name="Table1.B" style:family="table-column">
      <style:table-column-properties style:column-width="1.0792in"/>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P1" style:family="paragraph" style:parent-style-name="Standard">
      <style:text-properties officeooo:rsid="000c52e1" officeooo:paragraph-rsid="000c52e1"/>
    </style:style>
    <style:style style:name="P2" style:family="paragraph" style:parent-style-name="Heading"/>
    <style:style style:name="P3" style:family="paragraph" style:parent-style-name="Heading">
      <style:text-properties officeooo:paragraph-rsid="0012ffa2"/>
    </style:style>
    <style:style style:name="P4" style:family="paragraph" style:parent-style-name="Heading">
      <style:text-properties officeooo:paragraph-rsid="0015186e"/>
    </style:style>
    <style:style style:name="P5" style:family="paragraph" style:parent-style-name="Text_20_body">
      <style:text-properties officeooo:rsid="00110d4a" officeooo:paragraph-rsid="00110d4a"/>
    </style:style>
    <style:style style:name="P6" style:family="paragraph" style:parent-style-name="Text_20_body">
      <style:text-properties officeooo:rsid="0015f052" officeooo:paragraph-rsid="0015f052"/>
    </style:style>
    <style:style style:name="P7" style:family="paragraph" style:parent-style-name="Text_20_body" style:list-style-name="" style:master-page-name="">
      <loext:graphic-properties draw:fill="none"/>
      <style:paragraph-properties fo:margin-left="0in" fo:margin-right="0in" fo:margin-top="0.0972in" fo:margin-bottom="0.0835in" loext:contextual-spacing="false" fo:line-height="120%" fo:text-indent="0in" style:auto-text-indent="false" style:page-number="auto" fo:background-color="transparent"/>
      <style:text-properties officeooo:rsid="000c52e1" officeooo:paragraph-rsid="000c52e1"/>
    </style:style>
    <style:style style:name="P8" style:family="paragraph" style:parent-style-name="Title">
      <style:text-properties officeooo:rsid="000c52e1" officeooo:paragraph-rsid="000c52e1"/>
    </style:style>
    <style:style style:name="P9" style:family="paragraph" style:parent-style-name="Subtitle">
      <style:text-properties officeooo:paragraph-rsid="000c52e1"/>
    </style:style>
    <style:style style:name="P10" style:family="paragraph" style:parent-style-name="Table_20_Contents">
      <style:paragraph-properties fo:text-align="start" style:justify-single-word="false"/>
      <style:text-properties style:font-name="Liberation Sans" fo:font-size="14pt" officeooo:rsid="00000e1c" officeooo:paragraph-rsid="000c52e1" style:font-name-asian="Noto Sans CJK SC Regular" style:font-size-asian="12.25pt" style:font-name-complex="FreeSans" style:font-size-complex="14pt"/>
    </style:style>
    <style:style style:name="T1" style:family="text">
      <style:text-properties officeooo:rsid="000c52e1"/>
    </style:style>
    <style:style style:name="T2" style:family="text">
      <style:text-properties officeooo:rsid="000e5836"/>
    </style:style>
    <style:style style:name="T3" style:family="text">
      <style:text-properties officeooo:rsid="00133ed3"/>
    </style:style>
    <style:style style:name="T4" style:family="text">
      <style:text-properties officeooo:rsid="0016fe4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1.1</text:p>
      <text:p text:style-name="P9"/>
      <table:table table:name="Table1" table:style-name="Table1">
        <table:table-column table:style-name="Table1.A"/>
        <table:table-column table:style-name="Table1.B"/>
        <table:table-row>
          <table:table-cell table:style-name="Table1.A1" office:value-type="string">
            <text:p text:style-name="P10">Name:</text:p>
          </table:table-cell>
          <table:table-cell table:style-name="Table1.B1" office:value-type="string">
            <text:p text:style-name="P10">Tomer Gill</text:p>
          </table:table-cell>
        </table:table-row>
        <table:table-row>
          <table:table-cell table:style-name="Table1.A2" office:value-type="string">
            <text:p text:style-name="P10">ID:</text:p>
          </table:table-cell>
          <table:table-cell table:style-name="Table1.B2" office:value-type="string">
            <text:p text:style-name="P10">318459450</text:p>
          </table:table-cell>
        </table:table-row>
        <table:table-row>
          <table:table-cell table:style-name="Table1.A2" office:value-type="string">
            <text:p text:style-name="P10">U2 User Name:</text:p>
          </table:table-cell>
          <table:table-cell table:style-name="Table1.B2" office:value-type="string">
            <text:p text:style-name="P10"><text:s/>gilltom</text:p>
          </table:table-cell>
        </table:table-row>
      </table:table>
      <text:p text:style-name="P1"/>
      <text:p text:style-name="P3">Can the two languages be distinguished using a bag-of-words approach?</text:p>
      <text:h text:style-name="P7" text:outline-level="3">No, because the languages described in the assignment defined rules for the words, but not for sentences and sequences. <text:line-break/>Since the Bag-of-Words approach (as implied by it’s name) uses a number of words <text:span text:style-name="T2">to determine if a word belongs or not, would not “understand” the rules of a single word, in addition to the fact that there are no rules for how words are ordered / their relations to other words near them, that BOW approach doesn’t give us anything worthwhile.</text:span></text:h>
      <text:p text:style-name="Heading"><text:span text:style-name="T1">Can the two languages be distinguished using </text:span>a bigram or trigram based approach?</text:p>
      <text:p text:style-name="P5">No, because a word is defined as number letter number … the model should learn that numbers <text:span text:style-name="T3">separates</text:span> the letters, and the order of letters (a, b, c, d). Because a number can be of any length, there is a good possibility that bigrams / trigrams are too short to describe the relations of the letters to the numbers and/or the other letters.</text:p>
      <text:p text:style-name="P4"><text:span text:style-name="T1">Can the two languages be distinguished using </text:span>a convolutional neural network?</text:p>
      <text:p text:style-name="P6">No, since like the two approaches above, ConvoNet relies on sentences (or just sequences of words) to distinguish languages and since this languages does not have sentence rules but just rules for individual words, <text:span text:style-name="T4">it</text:span> can’t identify this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8:51:20.104823574</meta:creation-date>
    <dc:date>2017-12-22T20:30:36.173042146</dc:date>
    <meta:editing-duration>PT1H28M56S</meta:editing-duration>
    <meta:editing-cycles>10</meta:editing-cycles>
    <meta:generator>LibreOffice/5.1.6.2$Linux_X86_64 LibreOffice_project/10m0$Build-2</meta:generator>
    <meta:document-statistic meta:table-count="1" meta:image-count="0" meta:object-count="0" meta:page-count="1" meta:paragraph-count="13" meta:word-count="228" meta:character-count="1332" meta:non-whitespace-character-count="1115"/>
  </office:meta>
</office:document-meta>
</file>